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887cm" fo:min-width="15.511cm"/>
    </style:style>
    <style:style style:name="gr2" style:family="graphic" style:parent-style-name="standard">
      <style:graphic-properties draw:textarea-horizontal-align="justify" draw:textarea-vertical-align="middle" draw:auto-grow-height="false" fo:min-height="1.699cm" fo:min-width="3.98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14cm" fo:min-width="3.72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87cm" fo:min-width="3.788cm"/>
      <style:paragraph-properties style:writing-mode="lr-tb"/>
    </style:style>
    <style:style style:name="gr9" style:family="graphic" style:parent-style-name="objectwithoutfill">
      <style:graphic-properties svg:stroke-color="#000000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text-properties fo:font-size="10pt"/>
    </style:style>
    <style:style style:name="P6" style:family="paragraph">
      <loext:graphic-properties draw:fill="none" draw:fill-color="#ffffff"/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91cm" svg:height="9.017cm" svg:x="1.762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699cm" svg:height="2.159cm" svg:x="3.213cm" svg:y="10.382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2.286cm" svg:x="12.811cm" svg:y="10.398cm">
          <text:p text:style-name="P1">compon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8.599cm" svg:y1="11.06cm" svg:x2="12.489cm" svg:y2="11.06cm" svg:d="M8599 11060h3890" svg:viewBox="0 0 3891 1">
          <text:p/>
        </draw:connector>
        <draw:connector draw:style-name="gr4" draw:text-style-name="P2" draw:layer="layout" draw:type="curve" svg:x1="12.277cm" svg:y1="12.039cm" svg:x2="8.599cm" svg:y2="12.065cm" svg:d="M12277 12039c-2758 0-920 26-3678 26" svg:viewBox="0 0 3679 27">
          <text:p/>
        </draw:connector>
        <draw:frame draw:style-name="gr5" draw:text-style-name="P3" draw:layer="layout" svg:width="2.61cm" svg:height="0.962cm" svg:x="9.185cm" svg:y="11.16cm">
          <draw:text-box>
            <text:p>Binding</text:p>
          </draw:text-box>
        </draw:frame>
        <draw:frame draw:style-name="gr5" draw:text-style-name="P3" draw:layer="layout" svg:width="3.072cm" svg:height="0.962cm" svg:x="4.175cm" svg:y="9.636cm">
          <draw:text-box>
            <text:p>Template</text:p>
          </draw:text-box>
        </draw:frame>
        <draw:frame draw:style-name="gr6" draw:text-style-name="P3" draw:layer="layout" svg:width="3.757cm" svg:height="1.673cm" svg:x="8.62cm" svg:y="7.731cm">
          <draw:text-box>
            <text:p>Directives</text:p>
            <text:p>@</text:p>
          </draw:text-box>
        </draw:frame>
        <draw:frame draw:style-name="gr7" draw:text-style-name="P3" draw:layer="layout" svg:width="2.111cm" svg:height="1.673cm" svg:x="9.636cm" svg:y="12.43cm">
          <draw:text-box>
            <text:p>{{}} {()}</text:p>
          </draw:text-box>
        </draw:frame>
        <draw:frame draw:style-name="gr5" draw:text-style-name="P3" draw:layer="layout" svg:width="2.576cm" svg:height="0.962cm" svg:x="3.667cm" svg:y="5.318cm">
          <draw:text-box>
            <text:p>Module</text:p>
          </draw:text-box>
        </draw:frame>
        <draw:custom-shape draw:style-name="gr8" draw:text-style-name="P1" draw:layer="layout" svg:width="4.572cm" svg:height="2.921cm" svg:x="2.524cm" svg:y="16.113cm">
          <text:p text:style-name="P1">Http, e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932cm" svg:height="0.962cm" svg:x="2.905cm" svg:y="15.224cm">
          <draw:text-box>
            <text:p text:style-name="P4">Services</text:p>
          </draw:text-box>
        </draw:frame>
        <draw:path draw:style-name="gr9" draw:text-style-name="P2" draw:layer="layout" svg:width="4.802cm" svg:height="7.68cm" draw:transform="rotate (-0.54489179247263) translate (11.568788397004cm 11.0360115985521cm)" svg:viewBox="0 0 4803 7681" svg:d="M0 7669c422 84 701-268 1033-440 351-183 679-412 1018-618 445-269 885-548 1335-809 347-201 597-520 822-839 365-515 702-1126 563-1826-93-470 24-964-105-1451-104-391-209-766-296-1152l-143-285-150-249">
          <text:p/>
        </draw:path>
        <draw:path draw:style-name="gr9" draw:text-style-name="P2" draw:layer="layout" svg:width="0.704cm" svg:height="0.927cm" draw:transform="rotate (1.169196065911) translate (14.791cm 13.388cm)" svg:viewBox="0 0 705 928" svg:d="M0 0c220 175 854-124 673 433l-220 294-202 201">
          <text:p/>
        </draw:path>
        <draw:frame draw:style-name="gr10" draw:text-style-name="P6" draw:layer="layout" svg:width="6.35cm" svg:height="0.645cm" svg:x="8.493cm" svg:y="17.754cm">
          <draw:text-box>
            <text:p text:style-name="P5">Gets injected to compone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0T04:40:18.071340732</meta:creation-date>
    <dc:date>2024-02-20T05:26:31.123285982</dc:date>
    <meta:editing-duration>PT25M52S</meta:editing-duration>
    <meta:editing-cycles>1</meta:editing-cycles>
    <meta:document-statistic meta:object-count="15"/>
    <meta:generator>LibreOffice/6.4.7.2$Linux_X86_64 LibreOffice_project/40$Build-2</meta:generator>
  </office:meta>
</office:document-meta>
</file>